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.323cm" fo:min-width="0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_20_concave" draw:marker-end-width="0.2cm" draw:fill="none" draw:textarea-vertical-align="middle"/>
    </style:style>
    <style:style style:name="gr9" style:family="graphic" style:parent-style-name="objectwithoutfill">
      <style:graphic-properties draw:marker-end="Arrow_20_concave" draw:marker-end-width="0.2cm"/>
    </style:style>
    <style:style style:name="gr10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/>
      <style:text-properties style:font-name="PT Sans Caption" fo:language="en" fo:country="US"/>
    </style:style>
    <style:style style:name="P4" style:family="paragraph">
      <style:paragraph-properties fo:text-align="center"/>
      <style:text-properties fo:color="#000000" style:font-name="PT Sans" fo:font-size="14pt" fo:language="en" fo:country="US" style:font-size-asian="14pt" style:font-size-complex="14pt"/>
    </style:style>
    <style:style style:name="P5" style:family="paragraph">
      <style:paragraph-properties fo:text-align="center"/>
      <style:text-properties style:font-name="PT Sans" fo:font-size="14pt" fo:language="en" fo:country="US" style:font-size-asian="14pt" style:font-size-complex="14pt"/>
    </style:style>
    <style:style style:name="T1" style:family="text">
      <style:text-properties style:font-name="PT Sans Caption" fo:font-size="18pt" fo:language="en" fo:country="US" style:font-size-asian="18pt" style:font-size-complex="18pt"/>
    </style:style>
    <style:style style:name="T2" style:family="text">
      <style:text-properties style:font-name="PT Sans Caption" fo:language="en" fo:country="US"/>
    </style:style>
    <style:style style:name="T3" style:family="text">
      <style:text-properties fo:color="#000000" style:font-name="PT Sans" fo:font-size="14pt" fo:language="en" fo:country="US" style:font-size-asian="14pt" style:font-size-complex="14pt"/>
    </style:style>
    <style:style style:name="T4" style:family="text">
      <style:text-properties style:font-name="PT Sans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0cm" svg:height="13cm" svg:x="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975cm" svg:height="1.073cm" svg:x="12.525cm" svg:y="1.782cm">
          <draw:text-box>
            <text:p text:style-name="P2"><text:span text:style-name="T1">Building P</text:span><text:span text:style-name="T2">rocess</text:span></text:p>
          </draw:text-box>
        </draw:frame>
        <draw:g>
          <draw:custom-shape draw:style-name="gr3" draw:text-style-name="P4" xml:id="id1" draw:id="id1" draw:layer="layout" svg:width="4cm" svg:height="1.5cm" svg:x="5.35cm" svg:y="8cm">
            <text:p text:style-name="P1"><text:span text:style-name="T3">Version Control</text:span></text:p>
            <text:p text:style-name="P1"><text:span text:style-name="T3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3" draw:id="id3" draw:layer="layout" svg:width="4cm" svg:height="1.5cm" svg:x="15.35cm" svg:y="8cm">
            <text:p text:style-name="P1"><text:span text:style-name="T3">Build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" draw:id="id2" draw:layer="layout" svg:width="4cm" svg:height="1.5cm" svg:x="10.35cm" svg:y="8cm">
            <text:p text:style-name="P1"><text:span text:style-name="T4">Source code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5" xml:id="id4" draw:id="id4" draw:layer="layout" svg:width="4cm" svg:height="1.5cm" svg:x="10.35cm" svg:y="6cm">
            <text:p text:style-name="P1"><text:span text:style-name="T4">Artifacts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5" xml:id="id5" draw:id="id5" draw:layer="layout" svg:width="4cm" svg:height="1.5cm" svg:x="20.35cm" svg:y="6cm">
            <text:p text:style-name="P1"><text:span text:style-name="T4">Artifacts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4" xml:id="id6" draw:id="id6" draw:layer="layout" svg:width="4cm" svg:height="1.5cm" svg:x="15.35cm" svg:y="3.5cm">
            <text:p text:style-name="P1"><text:span text:style-name="T3">Binary Artifact</text:span></text:p>
            <text:p text:style-name="P1"><text:span text:style-name="T3">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" draw:layer="layout" svg:x1="9.35cm" svg:y1="8.75cm" svg:x2="10.35cm" svg:y2="8.75cm" draw:start-shape="id1" draw:start-glue-point="1" draw:end-shape="id2" draw:end-glue-point="5" svg:d="m9350 8750h1000" svg:viewBox="0 0 1001 1">
            <text:p/>
          </draw:connector>
          <draw:connector draw:style-name="gr8" draw:text-style-name="P1" draw:layer="layout" svg:x1="14.35cm" svg:y1="8.75cm" svg:x2="15.35cm" svg:y2="8.75cm" draw:start-shape="id2" draw:start-glue-point="7" draw:end-shape="id3" draw:end-glue-point="3" svg:d="m14350 8750h1000" svg:viewBox="0 0 1001 1">
            <text:p/>
          </draw:connector>
          <draw:connector draw:style-name="gr9" draw:layer="layout" draw:line-skew="-5.001cm -2.501cm 0.001cm" svg:x1="14.35cm" svg:y1="6.75cm" svg:x2="15.35cm" svg:y2="8.75cm" draw:start-shape="id4" draw:start-glue-point="7" draw:end-shape="id3" draw:end-glue-point="3" svg:d="m14350 6750h500v750 0 1250h500" svg:viewBox="0 0 1001 2001">
            <text:p/>
          </draw:connector>
          <draw:connector draw:style-name="gr8" draw:text-style-name="P1" draw:layer="layout" svg:x1="19.35cm" svg:y1="8.75cm" svg:x2="22.35cm" svg:y2="7.5cm" draw:start-shape="id3" draw:start-glue-point="1" draw:end-shape="id5" svg:d="m19350 8750h3000v-1250" svg:viewBox="0 0 3001 1251">
            <text:p/>
          </draw:connector>
          <draw:connector draw:style-name="gr8" draw:text-style-name="P1" draw:layer="layout" svg:x1="22.35cm" svg:y1="6cm" svg:x2="19.35cm" svg:y2="4.25cm" draw:start-shape="id5" draw:start-glue-point="4" draw:end-shape="id6" draw:end-glue-point="1" svg:d="m22350 6000v-1750h-3000" svg:viewBox="0 0 3001 1751">
            <text:p/>
          </draw:connector>
          <draw:connector draw:style-name="gr8" draw:text-style-name="P1" draw:layer="layout" svg:x1="15.35cm" svg:y1="4.25cm" svg:x2="12.35cm" svg:y2="6cm" draw:start-shape="id6" draw:start-glue-point="3" draw:end-shape="id4" draw:end-glue-point="4" svg:d="m15350 4250h-3000v1750" svg:viewBox="0 0 3001 1751">
            <text:p/>
          </draw:connector>
          <draw:custom-shape draw:style-name="gr10" draw:text-style-name="P5" xml:id="id10" draw:id="id10" draw:layer="layout" svg:width="4cm" svg:height="1.5cm" svg:x="20.35cm" svg:y="10cm">
            <text:p text:style-name="P1"><text:span text:style-name="T4">Modules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1" draw:text-style-name="P4" xml:id="id7" draw:id="id7" draw:layer="layout" svg:width="4cm" svg:height="1.5cm" svg:x="15.35cm" svg:y="12.5cm">
            <text:p text:style-name="P1"><text:span text:style-name="T3">Modules</text:span></text:p>
            <text:p text:style-name="P1"><text:span text:style-name="T3">Reposi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xml:id="id9" draw:id="id9" draw:layer="layout" svg:width="4cm" svg:height="1.5cm" svg:x="5.35cm" svg:y="12.5cm">
            <text:p text:style-name="P1"><text:span text:style-name="T3">End-User</text:span></text:p>
            <text:p text:style-name="P1"><text:span text:style-name="T3">Mach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8" draw:id="id8" draw:layer="layout" svg:width="4cm" svg:height="1.5cm" svg:x="10.35cm" svg:y="12.5cm">
            <text:p text:style-name="P1"><text:span text:style-name="T4">Modules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8" draw:text-style-name="P1" draw:layer="layout" svg:x1="15.35cm" svg:y1="13.25cm" svg:x2="14.35cm" svg:y2="13.25cm" draw:start-shape="id7" draw:start-glue-point="3" draw:end-shape="id8" draw:end-glue-point="7" svg:d="m15350 13250h-1000" svg:viewBox="0 0 1001 1">
            <text:p/>
          </draw:connector>
          <draw:connector draw:style-name="gr8" draw:text-style-name="P1" draw:layer="layout" svg:x1="10.35cm" svg:y1="13.25cm" svg:x2="9.35cm" svg:y2="13.25cm" draw:start-shape="id8" draw:start-glue-point="5" draw:end-shape="id9" draw:end-glue-point="1" svg:d="m10350 13250h-1000" svg:viewBox="0 0 1001 1">
            <text:p/>
          </draw:connector>
          <draw:connector draw:style-name="gr8" draw:text-style-name="P1" draw:layer="layout" svg:x1="19.35cm" svg:y1="8.75cm" svg:x2="22.35cm" svg:y2="10cm" draw:start-shape="id3" draw:start-glue-point="1" draw:end-shape="id10" draw:end-glue-point="4" svg:d="m19350 8750h3000v1250" svg:viewBox="0 0 3001 1251">
            <text:p/>
          </draw:connector>
          <draw:connector draw:style-name="gr8" draw:text-style-name="P1" draw:layer="layout" svg:x1="22.35cm" svg:y1="11.5cm" svg:x2="19.35cm" svg:y2="13.25cm" draw:start-shape="id10" draw:start-glue-point="6" draw:end-shape="id7" draw:end-glue-point="1" svg:d="m22350 11500v1750h-3000" svg:viewBox="0 0 3001 17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9:37.599000000</meta:creation-date>
    <meta:editing-cycles>7</meta:editing-cycles>
    <meta:editing-duration>PT4H28M39S</meta:editing-duration>
    <dc:title>Building Process</dc:title>
    <meta:generator>LibreOffice/4.1.5.3$Windows_x86 LibreOffice_project/1c1366bba2ba2b554cd2ca4d87c06da81c05d24</meta:generator>
    <meta:initial-creator>Basil</meta:initial-creator>
    <dc:date>2014-05-17T05:58:09.364000000</dc:date>
    <dc:creator>Basil</dc:creator>
    <meta:document-statistic meta:object-count="23"/>
  </office:meta>
</office:document-meta>
</file>